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mbria" fo:font-size="16pt" officeooo:rsid="00034237" officeooo:paragraph-rsid="00034237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Cambria" fo:font-size="12pt" officeooo:rsid="00034237" officeooo:paragraph-rsid="0003423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9d9e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/>
    </style:style>
    <style:style style:name="T3" style:family="text">
      <style:text-properties style:font-name="Cambria" fo:font-size="12pt" fo:font-weight="normal" officeooo:rsid="0003b61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HUL YEDIDA <text:s text:c="17"/><text:span text:style-name="T1"><text:s/>(+91) 9632331601</text:span></text:p>
      <text:p text:style-name="P2">Curriculum Vitae <text:s text:c="24"/><text:a xlink:type="simple" xlink:href="mailto:y.rahul@outlook.com" text:style-name="Internet_20_link" text:visited-style-name="Visited_20_Internet_20_Link">y.rahul@outlook.com</text:a></text:p>
      <text:p text:style-name="P2"/>
      <text:p text:style-name="P3">EDUCATION</text:p>
      <text:p text:style-name="P7">2019<text:tab/>B.E. Computer Science &amp; Engineering, PES University, Electronic City Campus</text:p>
      <text:p text:style-name="P7"/>
      <text:p text:style-name="P4">PUBLICATIONS</text:p>
      <text:p text:style-name="P4">Manuscripts in Submission</text:p>
      <text:p text:style-name="P8">2019<text:tab/>Snehanshu Saha and Rahul Yedida. Role of Lipschitz constant in Gradient <text:tab/>Learning. In SIGKDD [...]</text:p>
      <text:p text:style-name="P8">2019<text:tab/>Luckyson Khaidem, Rahul Yedida, Abhijit J. Theophilus. Optimizing Inter-<text:tab/>nationality of Journals: A classical gradient approach revisited via Swarm <text:tab/>Intelligence. In [...]</text:p>
      <text:p text:style-name="P8">2018<text:tab/>Adel M. Aladwani, Snehanshu Saha, Rahul Yedida. A suggested approach for <text:tab/>identifying prolific authors. In [...]</text:p>
      <text:p text:style-name="P8"/>
      <text:p text:style-name="P4">Manuscripts in Preparation</text:p>
      <text:p text:style-name="P11"><text:span text:style-name="T3">2019<text:tab/>Rahul Yedida and Snehanshu Saha. A novel adaptive learning rate scheduler for <text:tab/>deep neural networks. </text:span><text:span text:style-name="T2">arXiv preprint arXiv:1902.07399</text:span>.</text:p>
      <text:p text:style-name="P8"/>
      <text:p text:style-name="P4">CONFERENCE ACTIVITY</text:p>
      <text:p text:style-name="P4">Papers Presented</text:p>
      <text:p text:style-name="P8">2017<text:tab/>Rahul Yedida et al. Employee Attrition Prediction. In Recent Innovations in <text:tab/>Science and Engineering</text:p>
      <text:p text:style-name="P8"/>
      <text:p text:style-name="P5">CAMPUS TALKS</text:p>
      <text:p text:style-name="P9">2018<text:tab/>An Introduction to Data Analysis, PES University, Electronic City Campus</text:p>
      <text:p text:style-name="P9">2018<text:tab/>Machine Learning, PES University, Electronic City Campus</text:p>
      <text:p text:style-name="P9">2018<text:tab/>How to design a Flappy Bird game, PES University, Electronic City Campus</text:p>
      <text:p text:style-name="P9">2017<text:tab/>Complexity Classes and NP-Completeness, PES University, Electronic City Campus</text:p>
      <text:p text:style-name="P9"/>
      <text:p text:style-name="P6">REFERENCES</text:p>
      <text:p text:style-name="P9">Snehanshu Saha, Ph.D.</text:p>
      <text:p text:style-name="P10">Professor, PES University</text:p>
      <text:p text:style-name="P10"><text:a xlink:type="simple" xlink:href="mailto:snehanshusaha@pes.edu" text:style-name="Internet_20_link" text:visited-style-name="Visited_20_Internet_20_Link">snehanshusaha@pes.edu</text:a></text:p>
      <text:p text:style-name="P10">(+91) 80 66186635</text:p>
      <text:p text:style-name="P10"/>
      <text:p text:style-name="P10">Sandesh B Jayanth, Ph.D.</text:p>
      <text:p text:style-name="P10">Professor and Head of Department, PES University, Electronic City Campus</text:p>
      <text:p text:style-name="P10"><text:a xlink:type="simple" xlink:href="mailto:sandesh_bj@pes.edu" text:style-name="Internet_20_link" text:visited-style-name="Visited_20_Internet_20_Link">sandesh_bj@pes.edu</text:a></text:p>
      <text:p text:style-name="P10">(+91) 80 66186623</text:p>
      <text:p text:style-name="P10"/>
      <text:p text:style-name="P10">Vandana M. Ladwani, M.Tech.</text:p>
      <text:p text:style-name="P10">Assistant Professor, PES University, Electronic City Campus</text:p>
      <text:p text:style-name="P10"><text:a xlink:type="simple" xlink:href="mailto:vandanamd@pes.edu" text:style-name="Internet_20_link" text:visited-style-name="Visited_20_Internet_20_Link">vandanamd@pes.edu</text:a></text:p>
      <text:p text:style-name="P10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2-21T07:15:02.916445360</dc:date>
    <meta:editing-duration>PT7M3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207" meta:character-count="1587" meta:non-whitespace-character-count="1365"/>
  </office:meta>
</office:document-meta>
</file>